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pitch="variable"/>
  </office:font-face-decls>
  <office:automatic-styles>
    <style:style style:name="Table1" style:family="table">
      <style:table-properties style:width="6.6951in" table:align="margins"/>
    </style:style>
    <style:style style:name="Table1.A" style:family="table-column">
      <style:table-column-properties style:column-width="4.9396in" style:rel-column-width="48350*"/>
    </style:style>
    <style:style style:name="Table1.B" style:family="table-column">
      <style:table-column-properties style:column-width="1.7556in" style:rel-column-width="17185*"/>
    </style:style>
    <style:style style:name="Table1.A1" style:family="table-cell">
      <style:table-cell-properties fo:padding="0.1in" fo:border="none" style:writing-mode="page"/>
    </style:style>
    <style:style style:name="P1" style:family="paragraph" style:parent-style-name="Standard">
      <style:text-properties style:font-name="Roboto" fo:font-size="32pt" fo:font-weight="bold" officeooo:rsid="0010fad2" officeooo:paragraph-rsid="0013a4e0" style:font-size-asian="32pt" style:font-weight-asian="bold" style:font-size-complex="32pt" style:font-weight-complex="bold"/>
    </style:style>
    <style:style style:name="P2" style:family="paragraph" style:parent-style-name="Standard">
      <style:text-properties style:font-name="Roboto" fo:font-size="16pt" fo:font-weight="normal" officeooo:rsid="0010fad2" officeooo:paragraph-rsid="0010fad2" style:font-size-asian="16pt" style:font-weight-asian="normal" style:font-size-complex="16pt" style:font-weight-complex="normal"/>
    </style:style>
    <style:style style:name="P3" style:family="paragraph" style:parent-style-name="Standard">
      <style:text-properties style:font-name="Roboto" fo:font-size="16pt" fo:font-weight="normal" officeooo:rsid="0010fad2" officeooo:paragraph-rsid="0013a4e0" style:font-size-asian="16pt" style:font-weight-asian="normal" style:font-size-complex="16pt" style:font-weight-complex="normal"/>
    </style:style>
    <style:style style:name="P4" style:family="paragraph" style:parent-style-name="Standard">
      <style:text-properties style:font-name="Roboto" fo:font-size="16pt" fo:font-weight="normal" officeooo:rsid="0010fad2" officeooo:paragraph-rsid="0013a644" style:font-size-asian="16pt" style:font-weight-asian="normal" style:font-size-complex="16pt" style:font-weight-complex="normal"/>
    </style:style>
    <style:style style:name="P5" style:family="paragraph" style:parent-style-name="Standard">
      <style:text-properties style:font-name="Roboto" fo:font-size="16pt" fo:font-weight="normal" officeooo:rsid="0010fad2" officeooo:paragraph-rsid="001730a8" style:font-size-asian="16pt" style:font-weight-asian="normal" style:font-size-complex="16pt" style:font-weight-complex="normal"/>
    </style:style>
    <style:style style:name="P6" style:family="paragraph" style:parent-style-name="Standard">
      <style:text-properties style:font-name="Roboto" fo:font-size="16pt" fo:font-weight="normal" officeooo:rsid="0010fad2" officeooo:paragraph-rsid="0017b561" style:font-size-asian="16pt" style:font-weight-asian="normal" style:font-size-complex="16pt" style:font-weight-complex="normal"/>
    </style:style>
    <style:style style:name="P7" style:family="paragraph" style:parent-style-name="Standard">
      <style:text-properties style:font-name="Roboto" fo:font-size="16pt" fo:font-weight="normal" officeooo:rsid="0010fad2" officeooo:paragraph-rsid="00193a94" style:font-size-asian="16pt" style:font-weight-asian="normal" style:font-size-complex="16pt" style:font-weight-complex="normal"/>
    </style:style>
    <style:style style:name="P8" style:family="paragraph" style:parent-style-name="Standard">
      <style:text-properties style:font-name="Roboto" fo:font-size="16pt" fo:font-weight="normal" officeooo:rsid="0010fad2" officeooo:paragraph-rsid="001a9e4e" style:font-size-asian="16pt" style:font-weight-asian="normal" style:font-size-complex="16pt" style:font-weight-complex="normal"/>
    </style:style>
    <style:style style:name="P9" style:family="paragraph" style:parent-style-name="Standard">
      <style:text-properties style:font-name="Roboto" fo:font-size="16pt" fo:font-weight="normal" officeooo:rsid="0010fad2" officeooo:paragraph-rsid="001b40c8" style:font-size-asian="16pt" style:font-weight-asian="normal" style:font-size-complex="16pt" style:font-weight-complex="normal"/>
    </style:style>
    <style:style style:name="P10" style:family="paragraph" style:parent-style-name="Table_20_Contents">
      <style:text-properties style:font-name="Roboto" fo:font-size="16pt" fo:font-weight="bold" officeooo:paragraph-rsid="0013a644" style:font-size-asian="16pt" style:font-weight-asian="bold" style:font-size-complex="16pt" style:font-weight-complex="bold"/>
    </style:style>
    <style:style style:name="P11" style:family="paragraph" style:parent-style-name="Table_20_Contents">
      <style:text-properties style:font-name="Roboto" fo:font-size="16pt" officeooo:paragraph-rsid="0013a644" style:font-size-asian="16pt" style:font-size-complex="16pt"/>
    </style:style>
    <style:style style:name="P12" style:family="paragraph" style:parent-style-name="Standard">
      <style:text-properties style:font-name="Roboto" fo:font-size="12pt" fo:font-weight="normal" officeooo:rsid="0010fad2" officeooo:paragraph-rsid="0010fad2" style:font-size-asian="12pt" style:font-weight-asian="normal" style:font-size-complex="12pt" style:font-weight-complex="normal"/>
    </style:style>
    <style:style style:name="P13" style:family="paragraph" style:parent-style-name="Standard">
      <style:text-properties style:font-name="Roboto" fo:font-size="12pt" fo:font-weight="normal" officeooo:rsid="0010fad2" officeooo:paragraph-rsid="0013a4e0" style:font-size-asian="12pt" style:font-weight-asian="normal" style:font-size-complex="12pt" style:font-weight-complex="normal"/>
    </style:style>
    <style:style style:name="P14" style:family="paragraph" style:parent-style-name="Standard">
      <style:text-properties style:font-name="Roboto" fo:font-size="12pt" fo:font-weight="normal" officeooo:rsid="0010fad2" officeooo:paragraph-rsid="0013a644" style:font-size-asian="12pt" style:font-weight-asian="normal" style:font-size-complex="12pt" style:font-weight-complex="normal"/>
    </style:style>
    <style:style style:name="P15" style:family="paragraph" style:parent-style-name="Standard">
      <style:text-properties style:font-name="Roboto" fo:font-size="12pt" fo:font-weight="normal" officeooo:rsid="0010fad2" officeooo:paragraph-rsid="001a9e4e" style:font-size-asian="12pt" style:font-weight-asian="normal" style:font-size-complex="12pt" style:font-weight-complex="normal"/>
    </style:style>
    <style:style style:name="P16" style:family="paragraph" style:parent-style-name="Standard">
      <style:text-properties style:font-name="Roboto" fo:font-size="12pt" fo:font-weight="normal" officeooo:rsid="0010fad2" officeooo:paragraph-rsid="001d6aa2" style:font-size-asian="12pt" style:font-weight-asian="normal" style:font-size-complex="12pt" style:font-weight-complex="normal"/>
    </style:style>
    <style:style style:name="P17" style:family="paragraph" style:parent-style-name="Table_20_Contents">
      <style:text-properties style:font-name="Roboto" fo:font-size="12pt" fo:font-weight="normal" officeooo:paragraph-rsid="0013a644" style:font-size-asian="12pt" style:font-weight-asian="normal" style:font-size-complex="12pt" style:font-weight-complex="normal"/>
    </style:style>
    <style:style style:name="P18" style:family="paragraph" style:parent-style-name="Table_20_Contents">
      <style:text-properties style:font-name="Roboto" fo:font-size="12pt" fo:font-weight="bold" officeooo:rsid="0013d033" officeooo:paragraph-rsid="0013d033" style:font-size-asian="12pt" style:font-weight-asian="bold" style:font-size-complex="12pt" style:font-weight-complex="bold"/>
    </style:style>
    <style:style style:name="P19" style:family="paragraph" style:parent-style-name="Standard">
      <style:text-properties officeooo:paragraph-rsid="0013a4e0"/>
    </style:style>
    <style:style style:name="P20" style:family="paragraph" style:parent-style-name="Standard">
      <style:text-properties fo:color="#5a6d92" loext:opacity="100%" style:font-name="Roboto" fo:font-size="16pt" fo:font-weight="bold" officeooo:rsid="0010fad2" officeooo:paragraph-rsid="0013a4e0" style:font-size-asian="16pt" style:font-weight-asian="bold" style:font-size-complex="16pt" style:font-weight-complex="bold"/>
    </style:style>
    <style:style style:name="P21" style:family="paragraph" style:parent-style-name="Table_20_Contents">
      <style:text-properties fo:color="#5a6d92" loext:opacity="100%" style:font-name="Roboto" fo:font-size="16pt" fo:font-weight="bold" officeooo:paragraph-rsid="0013a644" style:font-size-asian="16pt" style:font-weight-asian="bold" style:font-size-complex="16pt" style:font-weight-complex="bold"/>
    </style:style>
    <style:style style:name="P22" style:family="paragraph" style:parent-style-name="Standard">
      <style:text-properties fo:color="#5a6d92" loext:opacity="100%" style:font-name="Roboto" fo:font-size="12pt" fo:font-weight="normal" officeooo:rsid="0010fad2" officeooo:paragraph-rsid="001730a8" style:font-size-asian="12pt" style:font-weight-asian="normal" style:font-size-complex="12pt" style:font-weight-complex="normal"/>
    </style:style>
    <style:style style:name="P23" style:family="paragraph" style:parent-style-name="Standard">
      <style:text-properties fo:color="#5a6d92" loext:opacity="100%" style:font-name="Roboto" fo:font-size="12pt" fo:font-weight="normal" officeooo:rsid="0010fad2" officeooo:paragraph-rsid="001c519c" style:font-size-asian="12pt" style:font-weight-asian="normal" style:font-size-complex="12pt" style:font-weight-complex="normal"/>
    </style:style>
    <style:style style:name="P24" style:family="paragraph" style:parent-style-name="Standard">
      <style:text-properties fo:color="#5a6d92" loext:opacity="100%" style:font-name="Roboto" fo:font-size="12pt" fo:font-weight="normal" officeooo:rsid="0017b561" officeooo:paragraph-rsid="0017b561" style:font-size-asian="12pt" style:font-weight-asian="normal" style:font-size-complex="12pt" style:font-weight-complex="normal"/>
    </style:style>
    <style:style style:name="P25" style:family="paragraph" style:parent-style-name="Standard">
      <style:text-properties fo:color="#5a6d92" loext:opacity="100%" style:font-name="Roboto" fo:font-size="12pt" fo:font-weight="normal" officeooo:rsid="0017d2d1" officeooo:paragraph-rsid="0017d2d1" style:font-size-asian="12pt" style:font-weight-asian="normal" style:font-size-complex="12pt" style:font-weight-complex="normal"/>
    </style:style>
    <style:style style:name="P26" style:family="paragraph" style:parent-style-name="Standard">
      <style:text-properties fo:color="#5a6d92" loext:opacity="100%" style:font-name="Roboto" fo:font-size="12pt" fo:font-weight="normal" officeooo:rsid="00193a94" officeooo:paragraph-rsid="00193a94" style:font-size-asian="12pt" style:font-weight-asian="normal" style:font-size-complex="12pt" style:font-weight-complex="normal"/>
    </style:style>
    <style:style style:name="P27" style:family="paragraph" style:parent-style-name="Standard">
      <style:text-properties fo:color="#5a6d92" loext:opacity="100%" style:font-name="Roboto" fo:font-size="12pt" fo:font-weight="normal" officeooo:rsid="00193a94" officeooo:paragraph-rsid="001a9e4e" style:font-size-asian="12pt" style:font-weight-asian="normal" style:font-size-complex="12pt" style:font-weight-complex="normal"/>
    </style:style>
    <style:style style:name="P28" style:family="paragraph" style:parent-style-name="Table_20_Contents">
      <style:text-properties fo:color="#5a6d92" loext:opacity="100%" style:font-name="Roboto" fo:font-size="12pt" fo:font-weight="normal" officeooo:paragraph-rsid="0013a644" style:font-size-asian="12pt" style:font-weight-asian="normal" style:font-size-complex="12pt" style:font-weight-complex="normal"/>
    </style:style>
    <style:style style:name="P29" style:family="paragraph" style:parent-style-name="Standard">
      <style:text-properties fo:color="#808080" loext:opacity="100%" style:font-name="Roboto" fo:font-size="16pt" fo:font-weight="bold" officeooo:rsid="0010fad2" officeooo:paragraph-rsid="0013a4e0" style:font-size-asian="16pt" style:font-weight-asian="bold" style:font-size-complex="16pt" style:font-weight-complex="bold"/>
    </style:style>
    <style:style style:name="P30" style:family="paragraph" style:parent-style-name="Standard">
      <style:text-properties fo:color="#808080" loext:opacity="100%" style:font-name="Roboto" fo:font-size="12pt" fo:font-weight="normal" officeooo:rsid="0010fad2" officeooo:paragraph-rsid="0013a4e0" style:font-size-asian="12pt" style:font-weight-asian="normal" style:font-size-complex="12pt" style:font-weight-complex="normal"/>
    </style:style>
    <style:style style:name="P31" style:family="paragraph" style:parent-style-name="Table_20_Contents">
      <style:text-properties fo:color="#808080" loext:opacity="100%" style:font-name="Roboto" fo:font-size="12pt" fo:font-weight="normal" officeooo:paragraph-rsid="0013a644" style:font-size-asian="12pt" style:font-weight-asian="normal" style:font-size-complex="12pt" style:font-weight-complex="normal"/>
    </style:style>
    <style:style style:name="P32" style:family="paragraph" style:parent-style-name="Table_20_Contents">
      <style:text-properties fo:color="#808080" loext:opacity="100%" style:font-name="Roboto" fo:font-size="12pt" fo:font-weight="normal" officeooo:rsid="0013a644" officeooo:paragraph-rsid="0013a644" style:font-size-asian="12pt" style:font-weight-asian="normal" style:font-size-complex="12pt" style:font-weight-complex="normal"/>
    </style:style>
    <style:style style:name="P33" style:family="paragraph" style:parent-style-name="Standard">
      <style:text-properties fo:color="#808080" loext:opacity="100%" style:font-name="Roboto" fo:font-size="12pt" fo:font-weight="bold" officeooo:rsid="0010fad2" officeooo:paragraph-rsid="0013a4e0" style:font-size-asian="12pt" style:font-weight-asian="bold" style:font-size-complex="12pt" style:font-weight-complex="bold"/>
    </style:style>
    <style:style style:name="P34" style:family="paragraph" style:parent-style-name="Standard">
      <style:text-properties fo:color="#808080" loext:opacity="100%" style:font-name="Roboto" fo:font-size="12pt" fo:font-weight="bold" officeooo:rsid="0010fad2" officeooo:paragraph-rsid="0013a644" style:font-size-asian="12pt" style:font-weight-asian="bold" style:font-size-complex="12pt" style:font-weight-complex="bold"/>
    </style:style>
    <style:style style:name="P35" style:family="paragraph" style:parent-style-name="Standard">
      <style:text-properties fo:color="#808080" loext:opacity="100%" style:font-name="Roboto" fo:font-size="12pt" fo:font-weight="bold" officeooo:rsid="0010fad2" officeooo:paragraph-rsid="001730a8" style:font-size-asian="12pt" style:font-weight-asian="bold" style:font-size-complex="12pt" style:font-weight-complex="bold"/>
    </style:style>
    <style:style style:name="P36" style:family="paragraph" style:parent-style-name="Standard">
      <style:text-properties fo:color="#808080" loext:opacity="100%" style:font-name="Roboto" fo:font-size="12pt" fo:font-weight="bold" officeooo:rsid="0010fad2" officeooo:paragraph-rsid="0017b561" style:font-size-asian="12pt" style:font-weight-asian="bold" style:font-size-complex="12pt" style:font-weight-complex="bold"/>
    </style:style>
    <style:style style:name="P37" style:family="paragraph" style:parent-style-name="Standard">
      <style:text-properties fo:color="#808080" loext:opacity="100%" style:font-name="Roboto" fo:font-size="12pt" fo:font-weight="bold" officeooo:rsid="0010fad2" officeooo:paragraph-rsid="00193a94" style:font-size-asian="12pt" style:font-weight-asian="bold" style:font-size-complex="12pt" style:font-weight-complex="bold"/>
    </style:style>
    <style:style style:name="P38" style:family="paragraph" style:parent-style-name="Standard">
      <style:text-properties fo:color="#808080" loext:opacity="100%" style:font-name="Roboto" fo:font-size="12pt" fo:font-weight="bold" officeooo:rsid="0010fad2" officeooo:paragraph-rsid="001a9e4e" style:font-size-asian="12pt" style:font-weight-asian="bold" style:font-size-complex="12pt" style:font-weight-complex="bold"/>
    </style:style>
    <style:style style:name="P39" style:family="paragraph" style:parent-style-name="Standard">
      <style:text-properties fo:color="#808080" loext:opacity="100%" style:font-name="Roboto" fo:font-size="12pt" fo:font-weight="bold" officeooo:rsid="0010fad2" officeooo:paragraph-rsid="001b40c8" style:font-size-asian="12pt" style:font-weight-asian="bold" style:font-size-complex="12pt" style:font-weight-complex="bold"/>
    </style:style>
    <style:style style:name="P40" style:family="paragraph" style:parent-style-name="Table_20_Contents">
      <style:text-properties fo:color="#808080" loext:opacity="100%" officeooo:paragraph-rsid="0013a644"/>
    </style:style>
    <style:style style:name="P41" style:family="paragraph" style:parent-style-name="Standard">
      <style:text-properties officeooo:paragraph-rsid="001730a8"/>
    </style:style>
    <style:style style:name="P42" style:family="paragraph" style:parent-style-name="Standard">
      <style:text-properties officeooo:paragraph-rsid="0017b561"/>
    </style:style>
    <style:style style:name="P43" style:family="paragraph" style:parent-style-name="Standard">
      <style:text-properties fo:color="#5a6d92" loext:opacity="100%" style:font-name="Roboto" fo:font-size="16pt" fo:font-weight="bold" officeooo:rsid="0010fad2" officeooo:paragraph-rsid="0013a4e0" style:font-size-asian="16pt" style:font-weight-asian="bold" style:font-size-complex="16pt" style:font-weight-complex="bold"/>
    </style:style>
    <style:style style:name="P44" style:family="paragraph" style:parent-style-name="Standard">
      <style:text-properties fo:color="#5a6d92" loext:opacity="100%" style:font-name="Roboto" fo:font-size="16pt" fo:font-weight="bold" officeooo:rsid="001dd57e" officeooo:paragraph-rsid="001dd57e" style:font-size-asian="16pt" style:font-weight-asian="bold" style:font-size-complex="16pt" style:font-weight-complex="bold"/>
    </style:style>
    <style:style style:name="P45" style:family="paragraph" style:parent-style-name="Standard">
      <style:text-properties fo:color="#808080" loext:opacity="100%" style:font-name="Roboto" fo:font-size="12pt" fo:font-weight="normal" officeooo:rsid="0017b561" officeooo:paragraph-rsid="0017b561" style:font-size-asian="12pt" style:font-weight-asian="normal" style:font-size-complex="12pt" style:font-weight-complex="normal"/>
    </style:style>
    <style:style style:name="P46" style:family="paragraph" style:parent-style-name="Standard">
      <style:text-properties fo:color="#808080" loext:opacity="100%" style:font-name="Roboto" fo:font-size="12pt" fo:font-weight="normal" officeooo:rsid="0010fad2" officeooo:paragraph-rsid="0017b561" style:font-size-asian="12pt" style:font-weight-asian="normal" style:font-size-complex="12pt" style:font-weight-complex="normal"/>
    </style:style>
    <style:style style:name="P47" style:family="paragraph" style:parent-style-name="Standard">
      <style:text-properties fo:color="#808080" loext:opacity="100%" style:font-name="Roboto" fo:font-size="12pt" fo:font-weight="normal" officeooo:rsid="0010fad2" officeooo:paragraph-rsid="0013a4e0" style:font-size-asian="12pt" style:font-weight-asian="normal" style:font-size-complex="12pt" style:font-weight-complex="normal"/>
    </style:style>
    <style:style style:name="P48" style:family="paragraph" style:parent-style-name="Standard">
      <style:text-properties fo:color="#808080" loext:opacity="100%" style:font-name="Roboto" fo:font-size="12pt" fo:font-weight="normal" officeooo:rsid="001b40c8" officeooo:paragraph-rsid="001c519c" style:font-size-asian="12pt" style:font-weight-asian="normal" style:font-size-complex="12pt" style:font-weight-complex="normal"/>
    </style:style>
    <style:style style:name="P49" style:family="paragraph" style:parent-style-name="Standard">
      <style:text-properties fo:color="#808080" loext:opacity="100%" style:font-name="Roboto" fo:font-size="12pt" fo:font-weight="bold" officeooo:rsid="001dd57e" officeooo:paragraph-rsid="001dd57e" style:font-size-asian="12pt" style:font-weight-asian="bold" style:font-size-complex="12pt" style:font-weight-complex="bold"/>
    </style:style>
    <style:style style:name="P50" style:family="paragraph" style:parent-style-name="Standard">
      <style:text-properties fo:color="#808080" loext:opacity="100%" style:font-name="Roboto" fo:font-size="12pt" fo:font-weight="bold" officeooo:rsid="001dd57e" officeooo:paragraph-rsid="001e87fb" style:font-size-asian="12pt" style:font-weight-asian="bold" style:font-size-complex="12pt" style:font-weight-complex="bold"/>
    </style:style>
    <style:style style:name="P51" style:family="paragraph" style:parent-style-name="Standard">
      <style:text-properties fo:color="#000080" loext:opacity="100%" style:font-name="Roboto" fo:font-size="12pt" fo:font-weight="normal" officeooo:rsid="0017b561" officeooo:paragraph-rsid="0017b561" style:font-size-asian="12pt" style:font-weight-asian="normal" style:font-size-complex="12pt" style:font-weight-complex="normal"/>
    </style:style>
    <style:style style:name="P52" style:family="paragraph" style:parent-style-name="Standard">
      <style:text-properties style:font-name="Roboto" fo:font-size="16pt" fo:font-weight="bold" officeooo:rsid="0010fad2" officeooo:paragraph-rsid="0013a4e0" style:font-size-asian="16pt" style:font-weight-asian="bold" style:font-size-complex="16pt" style:font-weight-complex="bold"/>
    </style:style>
    <style:style style:name="P53" style:family="paragraph" style:parent-style-name="Standard">
      <style:text-properties fo:color="#000000" loext:opacity="100%" style:font-name="Roboto" fo:font-size="16pt" fo:font-weight="normal" officeooo:rsid="0010fad2" officeooo:paragraph-rsid="001dd57e" style:font-size-asian="16pt" style:font-weight-asian="normal" style:font-size-complex="16pt" style:font-weight-complex="normal"/>
    </style:style>
    <style:style style:name="P54" style:family="paragraph" style:parent-style-name="Standard">
      <style:text-properties fo:color="#000000" loext:opacity="100%" style:font-name="Roboto" fo:font-size="16pt" fo:font-weight="normal" officeooo:rsid="0010fad2" officeooo:paragraph-rsid="001e87fb" style:font-size-asian="16pt" style:font-weight-asian="normal" style:font-size-complex="16pt" style:font-weight-complex="normal"/>
    </style:style>
    <style:style style:name="P55" style:family="paragraph" style:parent-style-name="Table_20_Contents">
      <style:text-properties style:font-name="Roboto" fo:font-size="9pt" fo:font-weight="bold" officeooo:paragraph-rsid="0013a644" style:font-size-asian="9pt" style:font-weight-asian="bold" style:font-size-complex="9pt" style:font-weight-complex="bold"/>
    </style:style>
    <style:style style:name="P56" style:family="paragraph" style:parent-style-name="Table_20_Contents">
      <style:text-properties fo:color="#5a6d92" loext:opacity="100%" style:font-name="Roboto" fo:font-size="16pt" fo:font-weight="bold" officeooo:rsid="0013d033" officeooo:paragraph-rsid="0013d033" style:font-size-asian="16pt" style:font-weight-asian="bold" style:font-size-complex="16pt" style:font-weight-complex="bold"/>
    </style:style>
    <style:style style:name="P57" style:family="paragraph" style:parent-style-name="Table_20_Contents">
      <style:text-properties fo:color="#5a6d92" loext:opacity="100%" style:font-name="Roboto" fo:font-size="16pt" fo:font-weight="bold" officeooo:paragraph-rsid="0013a644" style:font-size-asian="16pt" style:font-weight-asian="bold" style:font-size-complex="16pt" style:font-weight-complex="bold"/>
    </style:style>
    <style:style style:name="P58" style:family="paragraph" style:parent-style-name="Table_20_Contents">
      <style:text-properties fo:color="#5a6d92" loext:opacity="100%" style:font-name="Roboto" fo:font-size="16pt" fo:language="en" fo:country="GB" fo:font-weight="bold" officeooo:rsid="002187b6" officeooo:paragraph-rsid="002187b6" style:font-size-asian="16pt" style:font-weight-asian="bold" style:font-size-complex="16pt" style:font-weight-complex="bold"/>
    </style:style>
    <style:style style:name="P59" style:family="paragraph" style:parent-style-name="Table_20_Contents">
      <style:text-properties fo:color="#808080" loext:opacity="100%" style:font-name="Roboto" fo:font-size="12pt" fo:font-weight="normal" officeooo:paragraph-rsid="0013a644" style:font-size-asian="12pt" style:font-weight-asian="normal" style:font-size-complex="12pt" style:font-weight-complex="normal"/>
    </style:style>
    <style:style style:name="P60" style:family="paragraph" style:parent-style-name="Table_20_Contents">
      <style:text-properties fo:color="#808080" loext:opacity="100%" style:font-name="Roboto" fo:font-size="12pt" fo:language="en" fo:country="GB" fo:font-weight="normal" officeooo:rsid="002187b6" officeooo:paragraph-rsid="002187b6" style:font-size-asian="12pt" style:font-weight-asian="normal" style:font-size-complex="12pt" style:font-weight-complex="normal"/>
    </style:style>
    <style:style style:name="P61" style:family="paragraph" style:parent-style-name="Table_20_Contents">
      <style:text-properties fo:color="#808080" loext:opacity="100%" style:font-name="Roboto" fo:font-size="12pt" fo:language="en" fo:country="US" fo:font-weight="normal" officeooo:rsid="002187b6" officeooo:paragraph-rsid="002187b6"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1730a8" style:font-weight-asian="bold" style:font-weight-complex="bold"/>
    </style:style>
    <style:style style:name="T3" style:family="text">
      <style:text-properties fo:font-weight="bold" officeooo:rsid="0017b561" style:font-weight-asian="bold" style:font-weight-complex="bold"/>
    </style:style>
    <style:style style:name="T4" style:family="text">
      <style:text-properties fo:font-weight="bold" officeooo:rsid="00193a94" style:font-weight-asian="bold" style:font-weight-complex="bold"/>
    </style:style>
    <style:style style:name="T5" style:family="text">
      <style:text-properties fo:font-weight="bold" officeooo:rsid="001a9e4e" style:font-weight-asian="bold" style:font-weight-complex="bold"/>
    </style:style>
    <style:style style:name="T6" style:family="text">
      <style:text-properties fo:font-weight="bold" officeooo:rsid="001b40c8" style:font-weight-asian="bold" style:font-weight-complex="bold"/>
    </style:style>
    <style:style style:name="T7" style:family="text">
      <style:text-properties fo:font-weight="bold" officeooo:rsid="001dd57e" style:font-weight-asian="bold" style:font-weight-complex="bold"/>
    </style:style>
    <style:style style:name="T8" style:family="text">
      <style:text-properties fo:font-weight="bold" officeooo:rsid="001e87fb" style:font-weight-asian="bold" style:font-weight-complex="bold"/>
    </style:style>
    <style:style style:name="T9" style:family="text">
      <style:text-properties fo:language="en" fo:country="US"/>
    </style:style>
    <style:style style:name="T10" style:family="text">
      <style:text-properties fo:language="en" fo:country="US" officeooo:rsid="0024d87e"/>
    </style:style>
    <style:style style:name="T11" style:family="text">
      <style:text-properties style:font-name="Roboto" fo:font-size="12pt" fo:font-weight="normal" style:font-size-asian="12pt" style:font-weight-asian="normal" style:font-size-complex="12pt" style:font-weight-complex="normal"/>
    </style:style>
    <style:style style:name="T12" style:family="text">
      <style:text-properties style:font-name="Roboto" fo:font-size="12pt" fo:font-weight="normal" officeooo:rsid="0013a644" style:font-size-asian="12pt" style:font-weight-asian="normal" style:font-size-complex="12pt" style:font-weight-complex="normal"/>
    </style:style>
    <style:style style:name="T13" style:family="text">
      <style:text-properties style:font-name="Roboto" fo:font-size="12pt" style:font-size-asian="12pt" style:font-size-complex="12pt"/>
    </style:style>
    <style:style style:name="T14" style:family="text">
      <style:text-properties officeooo:rsid="0013a644"/>
    </style:style>
    <style:style style:name="T15" style:family="text">
      <style:text-properties fo:font-size="12pt" style:font-size-asian="12pt" style:font-size-complex="12pt"/>
    </style:style>
    <style:style style:name="T16" style:family="text">
      <style:text-properties fo:font-size="11pt" fo:font-weight="bold" style:font-size-asian="11pt" style:font-weight-asian="bold" style:font-size-complex="11pt" style:font-weight-complex="bold"/>
    </style:style>
    <style:style style:name="T17" style:family="text">
      <style:text-properties fo:font-size="9pt" style:text-underline-style="none" fo:font-weight="bold" style:font-size-asian="9pt" style:font-weight-asian="bold" style:font-size-complex="9pt" style:font-weight-complex="bold"/>
    </style:style>
    <style:style style:name="T18" style:family="text">
      <style:text-properties fo:font-size="9pt" style:font-size-asian="9pt" style:font-size-complex="9pt"/>
    </style:style>
    <style:style style:name="T19" style:family="text">
      <style:text-properties fo:font-size="16pt" fo:font-weight="bold" style:font-size-asian="16pt" style:font-weight-asian="bold" style:font-size-complex="16pt" style:font-weight-complex="bold"/>
    </style:style>
    <style:style style:name="T20" style:family="text">
      <style:text-properties fo:font-size="16pt" fo:font-weight="bold" officeooo:rsid="0013a644" style:font-size-asian="16pt" style:font-weight-asian="bold" style:font-size-complex="16pt" style:font-weight-complex="bold"/>
    </style:style>
    <style:style style:name="T21" style:family="text">
      <style:text-properties style:text-underline-style="none"/>
    </style:style>
    <style:style style:name="T22" style:family="text">
      <style:text-properties fo:color="#808080" loext:opacity="100%"/>
    </style:style>
    <style:style style:name="T23" style:family="text">
      <style:text-properties fo:color="#808080" loext:opacity="100%" style:font-name="Roboto"/>
    </style:style>
    <style:style style:name="T24" style:family="text">
      <style:text-properties fo:color="#808080" loext:opacity="100%" style:font-name="Roboto" fo:font-size="12pt" fo:font-weight="normal" officeooo:rsid="0010fad2" style:font-size-asian="12pt" style:font-weight-asian="normal" style:font-size-complex="12pt" style:font-weight-complex="normal"/>
    </style:style>
    <style:style style:name="T25" style:family="text">
      <style:text-properties fo:color="#808080" loext:opacity="100%" officeooo:rsid="0013a644"/>
    </style:style>
    <style:style style:name="T26" style:family="text">
      <style:text-properties fo:color="#808080" loext:opacity="100%" officeooo:rsid="001730a8"/>
    </style:style>
    <style:style style:name="T27" style:family="text">
      <style:text-properties fo:color="#808080" loext:opacity="100%" officeooo:rsid="0017b561"/>
    </style:style>
    <style:style style:name="T28" style:family="text">
      <style:text-properties fo:color="#808080" loext:opacity="100%" officeooo:rsid="0017d2d1"/>
    </style:style>
    <style:style style:name="T29" style:family="text">
      <style:text-properties fo:color="#808080" loext:opacity="100%" officeooo:rsid="001a9e4e"/>
    </style:style>
    <style:style style:name="T30" style:family="text">
      <style:text-properties fo:color="#808080" loext:opacity="100%" officeooo:rsid="001b40c8"/>
    </style:style>
    <style:style style:name="T31" style:family="text">
      <style:text-properties fo:color="#808080" loext:opacity="100%" style:font-name="Roboto"/>
    </style:style>
    <style:style style:name="T32" style:family="text">
      <style:text-properties fo:color="#808080" loext:opacity="100%" style:font-name="Roboto" fo:font-size="12pt" fo:font-weight="normal" officeooo:rsid="0010fad2" style:font-size-asian="12pt" style:font-weight-asian="normal" style:font-size-complex="12pt" style:font-weight-complex="normal"/>
    </style:style>
    <style:style style:name="T33" style:family="text">
      <style:text-properties officeooo:rsid="001730a8"/>
    </style:style>
    <style:style style:name="T34" style:family="text">
      <style:text-properties fo:color="#000080" loext:opacity="100%" style:font-name="Roboto" fo:font-size="12pt" fo:font-weight="normal" officeooo:rsid="0017b561" style:font-size-asian="12pt" style:font-weight-asian="normal" style:font-size-complex="12pt" style:font-weight-complex="normal"/>
    </style:style>
    <style:style style:name="T35" style:family="text">
      <style:text-properties officeooo:rsid="0017b561"/>
    </style:style>
    <style:style style:name="T36" style:family="text">
      <style:text-properties officeooo:rsid="0017d2d1"/>
    </style:style>
    <style:style style:name="T37" style:family="text">
      <style:text-properties officeooo:rsid="00193a94"/>
    </style:style>
    <style:style style:name="T38" style:family="text">
      <style:text-properties officeooo:rsid="001a9e4e"/>
    </style:style>
    <style:style style:name="T39" style:family="text">
      <style:text-properties officeooo:rsid="001b40c8"/>
    </style:style>
    <style:style style:name="T40" style:family="text">
      <style:text-properties officeooo:rsid="001dd57e"/>
    </style:style>
    <style:style style:name="T41" style:family="text">
      <style:text-properties officeooo:rsid="001e87fb"/>
    </style:style>
    <style:style style:name="T42" style:family="text">
      <style:text-properties fo:language="en" fo:country="GB" fo:font-weight="bold" officeooo:rsid="001e87fb" style:font-weight-asian="bold" style:font-weight-complex="bold"/>
    </style:style>
    <style:style style:name="T43" style:family="text">
      <style:text-properties fo:language="en" fo:country="GB" officeooo:rsid="001dd57e"/>
    </style:style>
    <style:style style:name="T44" style:family="text">
      <style:text-properties fo:language="en" fo:country="GB" officeooo:rsid="001e87fb"/>
    </style:style>
    <style:style style:name="T45" style:family="text">
      <style:text-properties fo:font-size="10pt" style:font-size-asian="10pt" style:font-size-complex="10pt"/>
    </style:style>
    <style:style style:name="T46" style:family="text">
      <style:text-properties fo:font-size="10pt" style:text-underline-style="none" fo:font-weight="bold" style:font-size-asian="10pt" style:font-weight-asian="bold" style:font-size-complex="10pt" style:font-weight-complex="bold"/>
    </style:style>
    <style:style style:name="T47" style:family="text">
      <style:text-properties fo:font-size="8pt" style:font-size-asian="8pt" style:font-size-complex="8pt"/>
    </style:style>
    <style:style style:name="T48" style:family="text">
      <style:text-properties fo:font-size="8pt" style:text-underline-style="none" fo:font-weight="bold" style:font-size-asian="8pt" style:font-weight-asian="bold" style:font-size-complex="8pt" style:font-weight-complex="bold"/>
    </style:style>
    <style:style style:name="T49" style:family="text">
      <style:text-properties style:font-name="Robo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2063681536800">
          <table:table-cell table:style-name="Table1.A1" office:value-type="string">
            <text:p text:style-name="P1">Jan Malitschek</text:p>
            <text:p text:style-name="P29">Programmer &amp; <text:span text:style-name="T9">Tech</text:span><text:span text:style-name="T10">ni</text:span><text:span text:style-name="T9">cal</text:span> Artist</text:p>
            <text:p text:style-name="P3"/>
            <text:p text:style-name="P20">Personal Statement</text:p>
            <text:p text:style-name="P30">I am a passionate and resourceful indie game developer from Germany focussing mainly on anything programming related like gameplay programming, <text:span text:style-name="T33">tool development</text:span>, <text:span text:style-name="T33">technical</text:span> <text:span text:style-name="T33">a</text:span>rt and <text:span text:style-name="T33">s</text:span>hader magic. I like things to be very visual. I believe that seeing something visualized or even interactive is the key to making it intuitive <text:span text:style-name="T33">and easy to understand</text:span>. If a certain feature is bothering me it‘s time to create a workaround or simply something to do the same thing, but better! I‘ve been dabbling in game design for about <text:span text:style-name="T33">11</text:span> years now with loads of proficiency in Unity3D, Blender, C# and graphics programming. I ultimatley love being around and working with likeminded folks towards a common goal. </text:p>
            <text:p text:style-name="P30"/>
            <text:p text:style-name="P44">Education</text:p>
            <text:p text:style-name="P53"><text:span text:style-name="T7">Fachhochschule Dortmund</text:span> <text:span text:style-name="T40">Informatik Bachelor</text:span></text:p>
            <text:p text:style-name="P49">September 2019 – Today</text:p>
            <text:p text:style-name="P50"/>
            <text:p text:style-name="P53"><text:span text:style-name="T7">Freiherr-vom-Stein Berufskolleg Werne</text:span> <text:span text:style-name="T40">Informatik/Multimedia</text:span></text:p>
            <text:p text:style-name="P49">August 2016 – July 2019</text:p>
            <text:p text:style-name="P49"/>
            <text:p text:style-name="P53"><text:span text:style-name="T7">Anne Frank Gymnasium Werne</text:span></text:p>
            <text:p text:style-name="P49">August 2011 – July 2016</text:p>
            <text:p text:style-name="P49"/>
            <text:p text:style-name="P53"><text:span text:style-name="T7">Uhlandschule Werne</text:span></text:p>
            <text:p text:style-name="P49">August 2008 – July 2011</text:p>
            <text:p text:style-name="P13"/>
            <text:p text:style-name="P20">Experience</text:p>
            <text:p text:style-name="P3"><text:span text:style-name="T1">Microsoft HoloLens Digital Twin</text:span> for the Embedded World Fair</text:p>
            <text:p text:style-name="P33">2018</text:p>
            <text:p text:style-name="P30">Creation of a digital twin of a Festo flow simulation model using Blender and Unity3D and porting it onto the Microsoft HoloLens in collaboration with the Ruhr Universität Bochum and Avnet Silica. <text:span text:style-name="T9">It</text:span> was a great opportunity to get some hands-on-experience with cutting-edge tech such as the HoloLens.</text:p>
            <text:p text:style-name="P13"/>
            <text:p text:style-name="P20"/>
            <text:p text:style-name="P20"/>
            <text:p text:style-name="P20"/>
            <text:p text:style-name="P20"><text:soft-page-break/>Projects</text:p>
            <text:p text:style-name="P6"><text:span text:style-name="T3">BETON BRUTAL</text:span> – <text:span text:style-name="T35">A calming first-person platformer</text:span></text:p>
            <text:p text:style-name="P36"><text:span text:style-name="T35">2022-</text:span>202<text:span text:style-name="T35">3</text:span></text:p>
            <text:p text:style-name="P24"><text:span text:style-name="T22">BETON BRUTAL is set in a massive overgrown concrete tower inspired by brutalist architecture. It challenges the player to climb all the way to the top without any checkpoints – so falling entails a potentially huge loss of progress. </text:span><text:span text:style-name="T28">Getting the visuals right for the environment was a huge challenge especially where foliage and water is concerned.</text:span></text:p>
            <text:p text:style-name="P25"><text:span text:style-name="T28">T</text:span><text:span text:style-name="T22">he game isn’t released yet.</text:span></text:p>
            <text:p text:style-name="P20"/>
            <text:p text:style-name="P6"><text:span text:style-name="T3">Primordial Pain</text:span> – <text:span text:style-name="T35">A psychedelic arena shooter</text:span></text:p>
            <text:p text:style-name="P36">202<text:span text:style-name="T35">2</text:span></text:p>
            <text:p text:style-name="P45">Primordial Pain is a super difficult arena shooter inspired by the likes of Devil Daggers and Hyper Demon. It revolves around a unique core mechanic where the players health is inversly linked to their damage output, creating an intense game of balancing while trying to survive for longer and maxing out the score.</text:p>
            <text:p text:style-name="P45">This was my first time creating a leaderboard and replay system using the SteamAPI.</text:p>
            <text:p text:style-name="P46">Game Page:</text:p>
            <text:p text:style-name="P42"><text:a xlink:type="simple" xlink:href="https://store.steampowered.com/app/2181000/Primordial_Pain/" text:style-name="Internet_20_link" text:visited-style-name="Visited_20_Internet_20_Link"><text:span text:style-name="T34">https://store.steampowered.com/app/2181000/Primordial_Pain/</text:span></text:a></text:p>
            <text:p text:style-name="P51"/>
            <text:p text:style-name="P7"><text:span text:style-name="T4">Grid Placer</text:span> – <text:span text:style-name="T35">A </text:span><text:span text:style-name="T37">level design tool for Unity3D</text:span></text:p>
            <text:p text:style-name="P37"><text:span text:style-name="T35">202</text:span><text:span text:style-name="T37">1</text:span><text:span text:style-name="T35">-</text:span>202<text:span text:style-name="T35">3</text:span></text:p>
            <text:p text:style-name="P27"><text:span text:style-name="T27">G</text:span><text:span text:style-name="T22">rid Placer stems from the fact that creating modular grid-based maps by hand is a huge pain and consumes a lot of time, </text:span><text:span text:style-name="T29">which became very apparent during the development of The Heilwald Loophole.</text:span><text:span text:style-name="T22"> This tool tries to alleviate that by making it super easy to place prefabs on a customizable grid.</text:span></text:p>
            <text:p text:style-name="P26"><text:span text:style-name="T22">GitHub: </text:span><text:a xlink:type="simple" xlink:href="https://github.com/JanMalitschek/Grid-Placer" text:style-name="Internet_20_link" text:visited-style-name="Visited_20_Internet_20_Link">https://github.com/JanMalitschek/Grid-Placer</text:a></text:p>
            <text:p text:style-name="P51"/>
            <text:p text:style-name="P5"><text:span text:style-name="T2">The Heilwald Loophole</text:span> – <text:span text:style-name="T33">A hospital caught in a timeloop</text:span></text:p>
            <text:p text:style-name="P35">202<text:span text:style-name="T33">0-2021</text:span></text:p>
            <text:p text:style-name="P22"><text:span text:style-name="T26">The Heilwald Loophole is my most successful game release to date. It tries to put a spin on the classic survival horror trope of being chased around by crazy doctors by adding a branching and looping narrative into the mix, as well as a cast of charming but disturbing characters. It is certainly my best attempt at implementing a proper narrative into a game especially since I had a lot of help from the talented </text:span><text:a xlink:type="simple" xlink:href="https://twitter.com/quinnkdev" text:style-name="Internet_20_link" text:visited-style-name="Visited_20_Internet_20_Link">Quinn K.</text:a></text:p>
            <text:p text:style-name="P41"><text:span text:style-name="T24">Game Page: </text:span><text:a xlink:type="simple" xlink:href="https://store.steampowered.com/app/1697720/The_Heilwald_Loophole/" text:style-name="Internet_20_link" text:visited-style-name="Visited_20_Internet_20_Link"><text:span text:style-name="T34">https://store.steampowered.com/app/1697720/The_Heilwald_Loophole/</text:span></text:a></text:p>
            <text:p text:style-name="P22"/>
            <text:p text:style-name="P9"><text:soft-page-break/><text:span text:style-name="T6">JPEG/MP4 Compression</text:span> – <text:span text:style-name="T39">Unity3D postprocess</text:span></text:p>
            <text:p text:style-name="P39">2020</text:p>
            <text:p text:style-name="P48">This realtime postprocessing effect emulates the compression artifacts produced by JPEG and MP4 compression algorithms. It makes heavy use of compute shaders to ensure good performance. The effect is also highly customizable in the editor.</text:p>
            <text:p text:style-name="P23"><text:span text:style-name="T30">GitHub</text:span><text:span text:style-name="T22">:</text:span> <text:a xlink:type="simple" xlink:href="https://github.com/JanMalitschek/JPEG-MP4-Compression-PostProcessing-Effect-for-Unity3D" text:style-name="Internet_20_link" text:visited-style-name="Visited_20_Internet_20_Link">https://github.com/JanMalitschek/JPEG-MP4-Compression-PostProcessing-Effect-for-Unity3D</text:a></text:p>
            <text:p text:style-name="P22"/>
            <text:p text:style-name="P8"><text:span text:style-name="T5">The Anything Gallery</text:span> – <text:span text:style-name="T38">PROCJAM 2020</text:span></text:p>
            <text:p text:style-name="P38">2020</text:p>
            <text:p text:style-name="P15"><text:span text:style-name="T29">The Anything Gallery is essentially a glorified frontend for Google Images. It was made for the PROCJAM 2020, which is a game jam about making games with procedural mechanics in them. The gallery allows the player to enter an arbitrary search term and then proceeds to pull images from Google using said query. Those images may then be contemplated in a procedural art gallery.</text:span><text:span text:style-name="T22"> Game Page:</text:span> <text:a xlink:type="simple" xlink:href="https://jan-malitschek.itch.io/the-anything-gallery" text:style-name="Internet_20_link" text:visited-style-name="Visited_20_Internet_20_Link">https://jan-malitschek.itch.io/the-anything-gallery</text:a></text:p>
            <text:p text:style-name="P52"/>
            <text:p text:style-name="P3"><text:span text:style-name="T1">Trials of Argolis</text:span> – A <text:span text:style-name="T35">f</text:span>irst-<text:span text:style-name="T35">p</text:span>erson <text:span text:style-name="T35">c</text:span>ombat <text:span text:style-name="T35">g</text:span>ame</text:p>
            <text:p text:style-name="P33">2020</text:p>
            <text:p text:style-name="P13"><text:span text:style-name="T22">Trials of Argolis is my most ambitious solo-project to date. It is a FirstPerson melee combat bossrush game set in ancient greece. The game features a semi open world with different explorable environments and 15 unique boss battles. The entire project was created from scratch in about 6-7 months in 2020 teaching me a lot about character animation and environment art. Game Page:</text:span> <text:a xlink:type="simple" xlink:href="https://store.steampowered.com/app/1453460/Trials_of_Argolis/" text:style-name="Internet_20_link" text:visited-style-name="Visited_20_Internet_20_Link">https://store.steampowered.com/app/1453460/Trials_of_Argolis/ </text:a></text:p>
            <text:p text:style-name="P13"/>
            <text:p text:style-name="P3"><text:span text:style-name="T1">In Somnio</text:span> – Haunted PS1 Demo Disc</text:p>
            <text:p text:style-name="P33">2019-2020</text:p>
            <text:p text:style-name="P19"><text:span text:style-name="T24">In Somnio is my attempt at a dream journal in game form, created for the</text:span><text:span text:style-name="T24"> </text:span><text:a xlink:type="simple" xlink:href="https://hauntedps1.itch.io/demodisc2020" text:style-name="Internet_20_link" text:visited-style-name="Visited_20_Internet_20_Link"><text:span text:style-name="T49">Haunted PS1 Demo Disc 2020</text:span></text:a><text:span text:style-name="T24"> </text:span><text:span text:style-name="T24">The Haunted PS1 is a relatively large community of passionate game developers with the shared goal of creating spooky games using the nostalgic aesthetic of the PSX. The community was founded by </text:span><text:a xlink:type="simple" xlink:href="https://twitter.com/BreoganHackett" text:style-name="Internet_20_link" text:visited-style-name="Visited_20_Internet_20_Link"><text:span text:style-name="T49">Breogan Hackett</text:span></text:a><text:span text:style-name="T24"> </text:span><text:span text:style-name="T24">in 2017. It has sparked multiple collaborative projects since then with the Demo Disc being the first major one followed by</text:span><text:span text:style-name="T24"> </text:span><text:a xlink:type="simple" xlink:href="https://www.youtube.com/watch?v=TtC6lVobeII" text:style-name="Internet_20_link" text:visited-style-name="Visited_20_Internet_20_Link"><text:span text:style-name="T49">EEK3</text:span></text:a><text:span text:style-name="T24"> </text:span><text:span text:style-name="T24">which was our replacement for E3, which unfortunately had to </text:span><text:span text:style-name="T23">be cancelled in 2020. In Somnio itself features 5 different dreams in total which don't have anything specific in common apart from being quite short. This was the first game where I was able to achieve proper PSX looking </text:span><text:soft-page-break/><text:span text:style-name="T23">graphics combining custom shaders and post processing. Apart from that I utilized vertex colors for the first time, which of course were extremely popular during the PSX era, however back when I made the game I did not realize how widely they're still being used today. Game Page:</text:span><text:span text:style-name="T23"> </text:span><text:a xlink:type="simple" xlink:href="https://jan-malitschek.itch.io/in-somnio" text:style-name="Internet_20_link" text:visited-style-name="Visited_20_Internet_20_Link"><text:span text:style-name="T49">https://jan-malitschek.itch.io/in-somnio </text:span></text:a></text:p>
            <text:p text:style-name="P13"/>
            <text:p text:style-name="P3"><text:span text:style-name="T1">Lost in the Backrooms</text:span> – Haunted PS1 Summer Spooks</text:p>
            <text:p text:style-name="P33">2019</text:p>
            <text:p text:style-name="P13"><text:span text:style-name="T22">Lost in the Backrooms is my personal interpretation of the Backrooms urban legend that was quite popular back in 2019. The game revolves around the player exploring the bleak and lonely, or maybe not so lonely, environment that is the backrooms. The game is entirely procedural allowing the player to continue walking the Backrooms forever, only being restricted by story progression. The project was created for the Haunted PS1 Summer Spooks gamejam in collaboration with Greg Elperin and Jeff Kekenj who helped me with writing and were both immense helps figuring out ideas. Game Page: </text:span><text:a xlink:type="simple" xlink:href="https://jan-malitschek.itch.io/lost-in-the-backrooms" text:style-name="Internet_20_link" text:visited-style-name="Visited_20_Internet_20_Link">https://jan-</text:a><text:a xlink:type="simple" xlink:href="https://jan-malitschek.itch.io/lost-in-the-backrooms" text:style-name="Internet_20_link" text:visited-style-name="Visited_20_Internet_20_Link">malitschek.itch.io/lost-in-the-backrooms</text:a></text:p>
            <text:p text:style-name="P13"/>
            <text:p text:style-name="P4"><text:span text:style-name="T1">The Crawford Family</text:span> – Haunted PS1 Halloween Jam</text:p>
            <text:p text:style-name="P34">2018</text:p>
            <text:p text:style-name="P14"><text:span text:style-name="T22">The Crawford family is a Third-Person horror bossrush inspired by classic slasher movies. It allows the player to explore the Crawford farm in the middle of nowhere while having to deal with it‘s relentless inhabitants constantly trying to chase them down. To progress and ultimately defeat the three Crawford family members the player has to solve puzzles under pressure while being persued. Failing leads to an instant and gory death. The project was created for the Haunted PS1 Halloween Jam Game Page: </text:span><text:a xlink:type="simple" xlink:href="https://jan-malitschek.itch.io/the-crawford-family" text:style-name="Internet_20_link" text:visited-style-name="Visited_20_Internet_20_Link">https://jan-malitschek.itch.io/the-crawford-family</text:a></text:p>
            <text:p text:style-name="P14"/>
            <text:p text:style-name="P4"><text:span text:style-name="T1">The Silent House</text:span> – First ever public game</text:p>
            <text:p text:style-name="P34">2016-2017</text:p>
            <text:p text:style-name="P16"><text:span text:style-name="T22">This was my first public entry into the indie dev community. Way too ambitious for a first project it definitely still reflects my mentality when it comes to game design, which is to create something as perfect as possible. Of course my skill level was drastically different back then and perfect is always relative but it still remains a great achievement for me. The Silent House is a fairly </text:span><text:span text:style-name="T25">generic</text:span><text:span text:style-name="T22"> horror game inspired by classics like Outlast and Anmesia: The dark Descent. It is very linear and offers about 45 minutes of playtime which is moslty due to all the different environments the player can explore. </text:span></text:p>
            <text:p text:style-name="P16"><text:span text:style-name="T22">Game Page:</text:span> <text:a xlink:type="simple" xlink:href="https://gamejolt.com/games/TheSilentHouse/254383" text:style-name="Internet_20_link" text:visited-style-name="Visited_20_Internet_20_Link">https://gamejolt.com/games/TheSilentHouse/25438</text:a><text:a xlink:type="simple" xlink:href="https://gamejolt.com/games/TheSilentHouse/254383" text:style-name="Internet_20_link" text:visited-style-name="Visited_20_Internet_20_Link"><text:span text:style-name="T14">3</text:span></text:a></text:p>
          </table:table-cell>
          <table:table-cell table:style-name="Table1.A1" office:value-type="string">
            <text:p text:style-name="P58">Personal</text:p>
            <text:p text:style-name="P61">Birthdate:</text:p>
            <text:p text:style-name="P60">10.01.2001 in Werne</text:p>
            <text:p text:style-name="P60"/>
            <text:p text:style-name="P61">Address:</text:p>
            <text:p text:style-name="P60">Selmer Landstra<text:span text:style-name="T9">ße 29, 59368 Werne</text:span></text:p>
            <text:p text:style-name="P21"/>
            <text:p text:style-name="P21">Contact</text:p>
            <text:p text:style-name="P11"><text:span text:style-name="T16">(+49) 015251500852</text:span><text:span text:style-name="T15"> </text:span><text:a xlink:type="simple" xlink:href="mailto:jan_malitschek@yahoo.com" text:style-name="Internet_20_link" text:visited-style-name="Visited_20_Internet_20_Link"><text:span text:style-name="T47">jan_malitschek@yahoo.com</text:span></text:a><text:span text:style-name="T48"> </text:span></text:p>
            <text:p text:style-name="P55"/>
            <text:p text:style-name="P56">Socials</text:p>
            <text:p text:style-name="P18"><text:a xlink:type="simple" xlink:href="https://twitter.com/malitschek" text:style-name="Internet_20_link" text:visited-style-name="Visited_20_Internet_20_Link"><text:span text:style-name="T21">Twitter</text:span></text:a></text:p>
            <text:p text:style-name="P18"><text:a xlink:type="simple" xlink:href="https://github.com/JanMalitschek" text:style-name="Internet_20_link" text:visited-style-name="Visited_20_Internet_20_Link"><text:span text:style-name="T21">GitHub</text:span></text:a></text:p>
            <text:p text:style-name="P10"/>
            <text:p text:style-name="P21">Skills</text:p>
            <text:p text:style-name="P31">Highly proficient in Unity3D, Blender</text:p>
            <text:p text:style-name="P31"/>
            <text:p text:style-name="P31">Very proficient with C#</text:p>
            <text:p text:style-name="P31">Intermediate C++ experience</text:p>
            <text:p text:style-name="P31"/>
            <text:p text:style-name="P31">Fair amount of GLSL,HLSL and ShaderLab experience including Compute Shaders</text:p>
            <text:p text:style-name="P31"/>
            <text:p text:style-name="P32">Fair amount of HTML, CSS, JS experience including building desktop apps with Electron</text:p>
            <text:p text:style-name="P31"/>
            <text:p text:style-name="P31">Fair amount of experience in regards to <text:span text:style-name="T36">3D</text:span> modelling, character modelling, texturing and character animation</text:p>
            <text:p text:style-name="P31"/>
            <text:p text:style-name="P31">SFX creation</text:p>
            <text:p text:style-name="P31">Soundtrack composition </text:p>
            <text:p text:style-name="P17"/>
            <text:p text:style-name="P21"><text:soft-page-break/>Awards</text:p>
            <text:p text:style-name="P31">Endorsement from Microsoft Corporation &amp; Avnet Silica</text:p>
            <text:p text:style-name="P17"/>
            <text:p text:style-name="P17"/>
            <text:p text:style-name="P21"/>
            <text:p text:style-name="P21">Languages</text:p>
            <text:p text:style-name="P31">German (Native Language)</text:p>
            <text:p text:style-name="P31">English <text:span text:style-name="T14">(Very fluent)</text:span></text:p>
            <text:p text:style-name="P31"/>
            <text:p text:style-name="P28"><text:span text:style-name="T20">I</text:span><text:span text:style-name="T19">nterests</text:span></text:p>
            <text:p text:style-name="P31">Solving intricate problems, Everything Gamedesign related, Playing the Piano,</text:p>
            <text:p text:style-name="P40"><text:span text:style-name="T12">Drawing/Painting,</text:span><text:span text:style-name="T11"> Working/Spending time with passionate, </text:span><text:span text:style-name="T13">motivated and openminded people, Gaming </text:span></text:p>
          </table:table-cell>
        </table:table-row>
      </table:table>
      <text:p text:style-name="P2"><text:soft-page-break/></text:p>
      <text:p text:style-name="P2"/>
      <text:p text:style-name="P2"/>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22T16:08:30.592000000</meta:creation-date>
    <dc:date>2023-03-20T10:59:25.248000000</dc:date>
    <meta:editing-duration>PT1H16M53S</meta:editing-duration>
    <meta:editing-cycles>20</meta:editing-cycles>
    <meta:generator>LibreOffice/7.3.0.3$Windows_X86_64 LibreOffice_project/0f246aa12d0eee4a0f7adcefbf7c878fc2238db3</meta:generator>
    <meta:document-statistic meta:table-count="1" meta:image-count="0" meta:object-count="0" meta:page-count="5" meta:paragraph-count="86" meta:word-count="1298" meta:character-count="8599" meta:non-whitespace-character-count="7364"/>
  </office:meta>
</office:document-meta>
</file>